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sans-serif" svg:font-family="sans-serif"/>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0.101cm" fo:margin-bottom="0.101cm" loext:contextual-spacing="false" fo:line-height="150%" fo:text-align="justify" style:justify-single-word="false"/>
      <style:text-properties style:font-name="Times New Roman" officeooo:rsid="000f5670" officeooo:paragraph-rsid="000f5670"/>
    </style:style>
    <style:style style:name="P2" style:family="paragraph" style:parent-style-name="Standard">
      <style:paragraph-properties fo:margin-top="0.101cm" fo:margin-bottom="0.101cm" loext:contextual-spacing="false" fo:line-height="150%" fo:text-align="justify" style:justify-single-word="false"/>
      <style:text-properties style:font-name="Times New Roman" officeooo:rsid="00100518" officeooo:paragraph-rsid="00100518"/>
    </style:style>
    <style:style style:name="P3" style:family="paragraph" style:parent-style-name="Standard">
      <style:paragraph-properties fo:margin-top="0.101cm" fo:margin-bottom="0.101cm" loext:contextual-spacing="false" fo:line-height="150%" fo:text-align="justify" style:justify-single-word="false"/>
      <style:text-properties style:font-name="Times New Roman" officeooo:rsid="0011a9a9" officeooo:paragraph-rsid="0013a89f"/>
    </style:style>
    <style:style style:name="P4" style:family="paragraph" style:parent-style-name="Standard">
      <style:paragraph-properties fo:margin-top="0.101cm" fo:margin-bottom="0.101cm" loext:contextual-spacing="false" fo:line-height="150%" fo:text-align="justify" style:justify-single-word="false"/>
      <style:text-properties style:font-name="Times New Roman" officeooo:rsid="0013a89f" officeooo:paragraph-rsid="0013a89f"/>
    </style:style>
    <style:style style:name="P5" style:family="paragraph" style:parent-style-name="Standard">
      <style:paragraph-properties fo:margin-top="0.101cm" fo:margin-bottom="0.101cm" loext:contextual-spacing="false" fo:line-height="150%" fo:text-align="justify" style:justify-single-word="false"/>
      <style:text-properties style:font-name="Times New Roman" officeooo:rsid="0014735c" officeooo:paragraph-rsid="0014735c"/>
    </style:style>
    <style:style style:name="P6" style:family="paragraph" style:parent-style-name="Standard">
      <style:paragraph-properties fo:margin-top="0.101cm" fo:margin-bottom="0.101cm" loext:contextual-spacing="false" fo:line-height="150%" fo:text-align="justify" style:justify-single-word="false"/>
      <style:text-properties style:font-name="Times New Roman" officeooo:rsid="0014735c" officeooo:paragraph-rsid="0033e93e"/>
    </style:style>
    <style:style style:name="P7" style:family="paragraph" style:parent-style-name="Standard">
      <style:paragraph-properties fo:margin-top="0.101cm" fo:margin-bottom="0.101cm" loext:contextual-spacing="false" fo:line-height="150%" fo:text-align="justify" style:justify-single-word="false"/>
      <style:text-properties style:font-name="Times New Roman" officeooo:rsid="00299266" officeooo:paragraph-rsid="0033e93e"/>
    </style:style>
    <style:style style:name="P8" style:family="paragraph" style:parent-style-name="Standard">
      <style:paragraph-properties fo:margin-top="0.101cm" fo:margin-bottom="0.101cm" loext:contextual-spacing="false" fo:line-height="150%" fo:text-align="justify" style:justify-single-word="false"/>
      <style:text-properties style:font-name="Times New Roman" officeooo:rsid="002b3baf" officeooo:paragraph-rsid="0033e93e"/>
    </style:style>
    <style:style style:name="P9" style:family="paragraph" style:parent-style-name="Standard">
      <style:paragraph-properties fo:margin-top="0.101cm" fo:margin-bottom="0.101cm" loext:contextual-spacing="false" fo:line-height="150%" fo:text-align="justify" style:justify-single-word="false"/>
      <style:text-properties style:font-name="Times New Roman" officeooo:rsid="0014d102" officeooo:paragraph-rsid="0014d102"/>
    </style:style>
    <style:style style:name="P10" style:family="paragraph" style:parent-style-name="Standard">
      <style:paragraph-properties fo:margin-top="0.101cm" fo:margin-bottom="0.101cm" loext:contextual-spacing="false" fo:line-height="150%" fo:text-align="justify" style:justify-single-word="false"/>
      <style:text-properties style:font-name="Times New Roman" officeooo:rsid="0014d102" officeooo:paragraph-rsid="0015c2f7"/>
    </style:style>
    <style:style style:name="P11" style:family="paragraph" style:parent-style-name="Standard">
      <style:paragraph-properties fo:margin-top="0.101cm" fo:margin-bottom="0.101cm" loext:contextual-spacing="false" fo:line-height="150%" fo:text-align="justify" style:justify-single-word="false"/>
      <style:text-properties style:font-name="Times New Roman" officeooo:rsid="001793fb" officeooo:paragraph-rsid="001793fb"/>
    </style:style>
    <style:style style:name="P12" style:family="paragraph" style:parent-style-name="Standard">
      <style:paragraph-properties fo:margin-top="0.101cm" fo:margin-bottom="0.101cm" loext:contextual-spacing="false" fo:line-height="150%" fo:text-align="justify" style:justify-single-word="false"/>
      <style:text-properties style:font-name="Times New Roman" officeooo:rsid="00183f4e" officeooo:paragraph-rsid="00183f4e"/>
    </style:style>
    <style:style style:name="P13" style:family="paragraph" style:parent-style-name="Standard">
      <style:paragraph-properties fo:margin-top="0.101cm" fo:margin-bottom="0.101cm" loext:contextual-spacing="false" fo:line-height="150%" fo:text-align="justify" style:justify-single-word="false"/>
      <style:text-properties style:font-name="Times New Roman" officeooo:rsid="00183f4e" officeooo:paragraph-rsid="001a0cea"/>
    </style:style>
    <style:style style:name="P14" style:family="paragraph" style:parent-style-name="Standard">
      <style:paragraph-properties fo:margin-top="0.101cm" fo:margin-bottom="0.101cm" loext:contextual-spacing="false" fo:line-height="150%" fo:text-align="justify" style:justify-single-word="false"/>
      <style:text-properties style:font-name="Times New Roman" officeooo:rsid="001a0cea" officeooo:paragraph-rsid="001a0cea"/>
    </style:style>
    <style:style style:name="P15" style:family="paragraph" style:parent-style-name="Standard">
      <style:paragraph-properties fo:margin-top="0.101cm" fo:margin-bottom="0.101cm" loext:contextual-spacing="false" fo:line-height="150%" fo:text-align="justify" style:justify-single-word="false"/>
      <style:text-properties style:font-name="Times New Roman" officeooo:rsid="002bdbf8" officeooo:paragraph-rsid="0033e93e"/>
    </style:style>
    <style:style style:name="P16" style:family="paragraph" style:parent-style-name="Standard">
      <style:paragraph-properties fo:margin-top="0.101cm" fo:margin-bottom="0.101cm" loext:contextual-spacing="false" fo:line-height="150%" fo:text-align="justify" style:justify-single-word="false"/>
      <style:text-properties style:font-name="Times New Roman" officeooo:rsid="002fa716" officeooo:paragraph-rsid="0033e93e"/>
    </style:style>
    <style:style style:name="P17" style:family="paragraph" style:parent-style-name="Standard">
      <style:paragraph-properties fo:margin-top="0.101cm" fo:margin-bottom="0.101cm" loext:contextual-spacing="false" fo:line-height="150%" fo:text-align="justify" style:justify-single-word="false"/>
      <style:text-properties style:font-name="Times New Roman" officeooo:rsid="0030a456" officeooo:paragraph-rsid="0033e93e"/>
    </style:style>
    <style:style style:name="P18" style:family="paragraph" style:parent-style-name="Standard">
      <style:paragraph-properties fo:margin-top="0.101cm" fo:margin-bottom="0.101cm" loext:contextual-spacing="false" fo:line-height="150%" fo:text-align="justify" style:justify-single-word="false"/>
      <style:text-properties style:font-name="Times New Roman" officeooo:rsid="00335bca" officeooo:paragraph-rsid="0033e93e"/>
    </style:style>
    <style:style style:name="P19" style:family="paragraph" style:parent-style-name="Standard">
      <style:paragraph-properties fo:margin-top="0.101cm" fo:margin-bottom="0.101cm" loext:contextual-spacing="false" fo:line-height="150%" fo:text-align="justify" style:justify-single-word="false"/>
      <style:text-properties fo:font-variant="normal" fo:text-transform="none" fo:color="#000000" style:font-name="Times New Roman" fo:font-size="12pt" fo:letter-spacing="normal" fo:font-style="normal" fo:font-weight="normal" officeooo:rsid="00335bca" officeooo:paragraph-rsid="0033e93e" style:font-size-asian="12pt" style:font-size-complex="12pt"/>
    </style:style>
    <style:style style:name="P20" style:family="paragraph" style:parent-style-name="Standard">
      <style:paragraph-properties fo:margin-top="0.101cm" fo:margin-bottom="0.101cm" loext:contextual-spacing="false" fo:line-height="150%" fo:text-align="center" style:justify-single-word="false" fo:break-before="page"/>
      <style:text-properties style:font-name="Times New Roman" fo:font-size="14pt" officeooo:rsid="0014735c" officeooo:paragraph-rsid="0014735c" style:font-size-asian="14pt" style:font-size-complex="14pt"/>
    </style:style>
    <style:style style:name="P21" style:family="paragraph" style:parent-style-name="Standard">
      <style:paragraph-properties fo:margin-top="0.101cm" fo:margin-bottom="0.101cm" loext:contextual-spacing="false" fo:line-height="150%" fo:text-align="center" style:justify-single-word="false" fo:break-before="page"/>
      <style:text-properties style:font-name="Times New Roman" fo:font-size="14pt" officeooo:rsid="001793fb" officeooo:paragraph-rsid="001793fb" style:font-size-asian="14pt" style:font-size-complex="14pt"/>
    </style:style>
    <style:style style:name="P22" style:family="paragraph" style:parent-style-name="Standard" style:master-page-name="">
      <loext:graphic-properties draw:fill="none"/>
      <style:paragraph-properties fo:margin-left="2.499cm" fo:margin-right="0cm" fo:margin-top="0.101cm" fo:margin-bottom="0.101cm" loext:contextual-spacing="false" fo:line-height="150%" fo:text-align="justify" style:justify-single-word="false" fo:text-indent="0cm" style:auto-text-indent="false" style:page-number="auto" fo:background-color="transparent"/>
      <style:text-properties style:font-name="Times New Roman" officeooo:rsid="001a0cea" officeooo:paragraph-rsid="001a0cea"/>
    </style:style>
    <style:style style:name="P23"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1a0cea" officeooo:paragraph-rsid="001a0cea"/>
    </style:style>
    <style:style style:name="P24"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1c9588" officeooo:paragraph-rsid="001c9588"/>
    </style:style>
    <style:style style:name="P25"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1de450" officeooo:paragraph-rsid="001de450"/>
    </style:style>
    <style:style style:name="P26"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1de450" officeooo:paragraph-rsid="003575c7"/>
    </style:style>
    <style:style style:name="P27"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0a3ed" officeooo:paragraph-rsid="0020a3ed"/>
    </style:style>
    <style:style style:name="P28"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0a3ed" officeooo:paragraph-rsid="003648ae"/>
    </style:style>
    <style:style style:name="P29"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19b96" officeooo:paragraph-rsid="00219b96"/>
    </style:style>
    <style:style style:name="P30"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19b96" officeooo:paragraph-rsid="0034e9e9"/>
    </style:style>
    <style:style style:name="P31"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64a49" officeooo:paragraph-rsid="00264a49"/>
    </style:style>
    <style:style style:name="P32"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47071" officeooo:paragraph-rsid="00247071"/>
    </style:style>
    <style:style style:name="P33"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258fbd" officeooo:paragraph-rsid="00258fbd"/>
    </style:style>
    <style:style style:name="P34"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575c7" officeooo:paragraph-rsid="003575c7"/>
    </style:style>
    <style:style style:name="P35"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648ae" officeooo:paragraph-rsid="00373045"/>
    </style:style>
    <style:style style:name="P36"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648ae" officeooo:paragraph-rsid="0038a1c0"/>
    </style:style>
    <style:style style:name="P37"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8a1c0" officeooo:paragraph-rsid="0038a1c0"/>
    </style:style>
    <style:style style:name="P38"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a709f" officeooo:paragraph-rsid="003a709f"/>
    </style:style>
    <style:style style:name="P39"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Times New Roman" fo:font-size="12pt" officeooo:rsid="003a709f" officeooo:paragraph-rsid="003a709f" style:font-size-asian="10.5pt" style:font-size-complex="12pt"/>
    </style:style>
    <style:style style:name="P40"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c1897" officeooo:paragraph-rsid="003c1897"/>
    </style:style>
    <style:style style:name="P41"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Times New Roman" officeooo:rsid="003c3769" officeooo:paragraph-rsid="003c3769"/>
    </style:style>
    <style:style style:name="P42"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fo:font-variant="normal" fo:text-transform="none" fo:color="#000000" style:font-name="Times New Roman" fo:font-size="12pt" fo:letter-spacing="normal" fo:font-style="normal" fo:font-weight="normal" officeooo:rsid="00336a95" officeooo:paragraph-rsid="0033e93e" style:font-size-asian="12pt" style:font-size-complex="12pt"/>
    </style:style>
    <style:style style:name="P43" style:family="paragraph" style:parent-style-name="Standard">
      <loext:graphic-properties draw:fill="none"/>
      <style:paragraph-properties fo:margin-left="0cm" fo:margin-right="0cm" fo:margin-top="0.101cm" fo:margin-bottom="0.101cm" loext:contextual-spacing="false" fo:line-height="150%" fo:text-align="center" style:justify-single-word="false" fo:text-indent="0cm" style:auto-text-indent="false" fo:break-before="page" fo:background-color="transparent"/>
      <style:text-properties style:font-name="Times New Roman" fo:font-size="14pt" officeooo:rsid="001c9588" officeooo:paragraph-rsid="001c9588" style:font-size-asian="14pt" style:font-size-complex="14pt"/>
    </style:style>
    <style:style style:name="P44" style:family="paragraph" style:parent-style-name="Standard">
      <loext:graphic-properties draw:fill="none"/>
      <style:paragraph-properties fo:margin-left="0cm" fo:margin-right="0cm" fo:margin-top="0.101cm" fo:margin-bottom="0.101cm" loext:contextual-spacing="false" fo:line-height="150%" fo:text-align="center" style:justify-single-word="false" fo:text-indent="0cm" style:auto-text-indent="false" fo:break-before="page" fo:background-color="transparent"/>
      <style:text-properties style:font-name="Times New Roman" fo:font-size="14pt" officeooo:rsid="003a709f" officeooo:paragraph-rsid="003a709f" style:font-size-asian="14pt" style:font-size-complex="14pt"/>
    </style:style>
    <style:style style:name="P45" style:family="paragraph" style:parent-style-name="Standard">
      <loext:graphic-properties draw:fill="none"/>
      <style:paragraph-properties fo:margin-left="0cm" fo:margin-right="0cm" fo:margin-top="0.101cm" fo:margin-bottom="0.101cm" loext:contextual-spacing="false" fo:line-height="150%" fo:text-align="center" style:justify-single-word="false" fo:text-indent="0cm" style:auto-text-indent="false" fo:break-before="page" fo:background-color="transparent"/>
      <style:text-properties style:font-name="Times New Roman" officeooo:rsid="001baf2a" officeooo:paragraph-rsid="0033e93e"/>
    </style:style>
    <style:style style:name="P46" style:family="paragraph" style:parent-style-name="Standard">
      <loext:graphic-properties draw:fill="none"/>
      <style:paragraph-properties fo:margin-left="0cm" fo:margin-right="0cm" fo:margin-top="0.101cm" fo:margin-bottom="0.101cm" loext:contextual-spacing="false" fo:line-height="150%" fo:text-align="center" style:justify-single-word="false" fo:text-indent="0cm" style:auto-text-indent="false" fo:break-before="page" fo:background-color="transparent"/>
      <style:text-properties style:font-name="Times New Roman" officeooo:rsid="00219b96" officeooo:paragraph-rsid="003648ae"/>
    </style:style>
    <style:style style:name="T1" style:family="text">
      <style:text-properties officeooo:rsid="00100518"/>
    </style:style>
    <style:style style:name="T2" style:family="text">
      <style:text-properties officeooo:rsid="0011a9a9"/>
    </style:style>
    <style:style style:name="T3" style:family="text">
      <style:text-properties officeooo:rsid="0013a89f"/>
    </style:style>
    <style:style style:name="T4" style:family="text">
      <style:text-properties officeooo:rsid="0014735c"/>
    </style:style>
    <style:style style:name="T5" style:family="text">
      <style:text-properties officeooo:rsid="0014d102"/>
    </style:style>
    <style:style style:name="T6" style:family="text">
      <style:text-properties officeooo:rsid="0015c2f7"/>
    </style:style>
    <style:style style:name="T7" style:family="text">
      <style:text-properties officeooo:rsid="00183f4e"/>
    </style:style>
    <style:style style:name="T8" style:family="text">
      <style:text-properties style:text-position="sub 58%"/>
    </style:style>
    <style:style style:name="T9" style:family="text">
      <style:text-properties officeooo:rsid="001baf2a"/>
    </style:style>
    <style:style style:name="T10" style:family="text">
      <style:text-properties officeooo:rsid="001de450"/>
    </style:style>
    <style:style style:name="T11" style:family="text">
      <style:text-properties officeooo:rsid="001ef368"/>
    </style:style>
    <style:style style:name="T12" style:family="text">
      <style:text-properties officeooo:rsid="002212c5"/>
    </style:style>
    <style:style style:name="T13" style:family="text">
      <style:text-properties officeooo:rsid="00258fbd"/>
    </style:style>
    <style:style style:name="T14" style:family="text">
      <style:text-properties officeooo:rsid="00264a49"/>
    </style:style>
    <style:style style:name="T15" style:family="text">
      <style:text-properties officeooo:rsid="0027e9b4"/>
    </style:style>
    <style:style style:name="T16" style:family="text">
      <style:text-properties officeooo:rsid="002bdbf8"/>
    </style:style>
    <style:style style:name="T17" style:family="text">
      <style:text-properties officeooo:rsid="002d0475"/>
    </style:style>
    <style:style style:name="T18" style:family="text">
      <style:text-properties officeooo:rsid="0030a456"/>
    </style:style>
    <style:style style:name="T19" style:family="text">
      <style:text-properties officeooo:rsid="00325530"/>
    </style:style>
    <style:style style:name="T20" style:family="text">
      <style:text-properties style:text-position="0% 100%"/>
    </style:style>
    <style:style style:name="T21" style:family="text">
      <style:text-properties officeooo:rsid="00336a95"/>
    </style:style>
    <style:style style:name="T22" style:family="text">
      <style:text-properties officeooo:rsid="0033e93e"/>
    </style:style>
    <style:style style:name="T23" style:family="text">
      <style:text-properties fo:font-size="14pt" officeooo:rsid="00299266" style:font-size-asian="14pt" style:font-size-complex="14pt"/>
    </style:style>
    <style:style style:name="T24" style:family="text">
      <style:text-properties fo:font-size="14pt" officeooo:rsid="002b3baf" style:font-size-asian="14pt" style:font-size-complex="14pt"/>
    </style:style>
    <style:style style:name="T25" style:family="text">
      <style:text-properties fo:font-size="14pt" officeooo:rsid="003648ae" style:font-size-asian="12.25pt" style:font-size-complex="14pt"/>
    </style:style>
    <style:style style:name="T26" style:family="text">
      <style:text-properties officeooo:rsid="0034e9e9"/>
    </style:style>
    <style:style style:name="T27" style:family="text">
      <style:text-properties officeooo:rsid="0034fc78"/>
    </style:style>
    <style:style style:name="T28" style:family="text">
      <style:text-properties officeooo:rsid="003648ae"/>
    </style:style>
    <style:style style:name="T29" style:family="text">
      <style:text-properties officeooo:rsid="00373045"/>
    </style:style>
    <style:style style:name="T30" style:family="text">
      <style:text-properties officeooo:rsid="0038a1c0"/>
    </style:style>
    <style:style style:name="T31" style:family="text">
      <style:text-properties officeooo:rsid="003c18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ема: Исследование алгоритма обучения однослойного персептрона</text:p>
      <text:p text:style-name="P20">Основные определения</text:p>
      <text:p text:style-name="P1"><text:tab/>Искусственн<text:span text:style-name="T1">ая</text:span> нейронн<text:span text:style-name="T1">ая</text:span> сет<text:span text:style-name="T1">ь (далее нейронная сеть) — распределённый, параллельный обработчик информации, представляющий собой математическую модель биологической нейронной сети, а также её аппаратную и программную реализацию, состоящую из структурных единиц — нейронов.</text:span></text:p>
      <text:p text:style-name="P2"><text:tab/>Алгоритм обучения нейронной сети — <text:span text:style-name="T2">процесс накопления информации нейронной сетью, путём изменения синаптических весов — связей между нейронами. </text:span></text:p>
      <text:p text:style-name="P3"><text:tab/>Персептрон Розенблатта (далее персептрон) — простейшая форма нейронной сети, предназначенная для классификации линейно-разделимых сигналов. <text:span text:style-name="T3">Классификация происходит путём проведения гиперплоскости между двумя классами объектов. Персептрон состоит из набора сенсорных элементов, связанных при помощи настраиваемых синаптических весов с арифметическим элементом, и функции активации.</text:span></text:p>
      <text:p text:style-name="P4"><text:tab/>Сенсорные элементы — элементы, принимающие входные данные для обработки персептроном.</text:p>
      <text:p text:style-name="P4"><text:tab/>Арифметический <text:span text:style-name="T4">элемент</text:span> — <text:span text:style-name="T4">элемент, находящий сумму произведений сенсорных элементов с соответствующими им синаптическими весами. </text:span></text:p>
      <text:p text:style-name="P6"><text:tab/>Функция активации — некоторая функция, зависящая от значения суммы, полученной от арифметического элемента. В данной работе в качестве функции активации использовалась функция, значение которой равно -1, если сумма не превышает некоторого порога активации, и 1 в противном случае. <text:span text:style-name="T22">Данные значения связаны с общепринятой заменой булева множества {1, 0} на {1, -1}. В случае, если функция приняла значение 1, персептрон называют активным, в других случаях персептрон называют неактивным.</text:span></text:p>
      <text:p text:style-name="P20"><text:span text:style-name="T26">Анализ</text:span> задачи <text:span text:style-name="T26">и проектирование реализации</text:span></text:p>
      <text:p text:style-name="P5"><text:tab/>Задачей курсовой работы является исследовать алгоритм обучения однослойного персептрона на примере работы программы классификации <text:span text:style-name="T5">цифрового шрифта на цифровом поле. </text:span></text:p>
      <text:p text:style-name="P9"><text:tab/>Цифровым полем назовём поле, имеющее 3 элемента в длину и 5 элементов в высоту. Элементами поля могут выступать цифры -1 и 1, соответствующие состоянию активации элемента (1 — элемент активен, -1 — элемент не активен).</text:p>
      <text:p text:style-name="P9"><text:tab/>Цифровым шрифтом назовём некоторую конфигурацию активных и не активных элементов, складывающихся в образы цифр <text:span text:style-name="T6">0-9</text:span>. </text:p>
      <text:p text:style-name="P10"><text:tab/>Поскольку персептрон классифицирует образы при помощи построения гиперплоскости, из этого следует, что все образы будут разделены на две части — образы, принадлежащие искомой категории, и образы ей не принадлежащие. <text:span text:style-name="T6">Отсюда</text:span> следует структура нейронной сети — <text:span text:style-name="T6">поле сенсоров, в котором каждый сенсор соответствует элементу цифрового поля, десять персептронов, связанные с сенсором, и анализатор выводов нейронной сети. В данной конфигурации каждый персептрон отвечает за классификацию образа по принадлежности его к соответствующей данному персептрону цифре. Анализатор выводов нейронной сети получает данные от каждого персептрона и выдаёт ответ на задачу в виде цифры, соответствующей активному персептрону. Если активных персептронов будет несколько, то анализатор выдаст сообщение, что ответ на задачу неопределён. </text:span></text:p>
      <text:p text:style-name="P11"/>
      <text:p text:style-name="P21">Алгоритм обучения персептрона</text:p>
      <text:p text:style-name="P11"><text:tab/>Из того факта, <text:span text:style-name="T22">что </text:span>активация <text:span text:style-name="T22">нейронов </text:span>зависит от суммы произведений синаптических весов и сенсор<text:span text:style-name="T7">ных элементов, и сенсорные элементы во время нахождения ответа на поставленную задачу одинаковы для всех нейронов, следует, что ответ на задачу напрямую зависит от конфигурации синаптических весов. </text:span></text:p>
      <text:p text:style-name="P12"><text:tab/>Однако во время инициализации персептрона, все его синаптические веса равны нулю. Из этого следует, что если находить ответ на задачу сразу после инициализации нейронной сети, получим неопределённость. Это связано с тем, что все персептроны в нейронной сети будут неактивными. </text:p>
      <text:p text:style-name="P13"><text:tab/>Чтобы этого избежать, необходимо после инициализации провести этап обучения каждого персептрона на некоторой выборке, с заранее известным ответом. В случае несоответствия ответа, полученного от функции активации, и ожидаемого ответа от персептрона, необходимо корректировать его синаптические веса до тех пор, пока ответ персептрона станет равным ожидаемому. </text:p>
      <text:p text:style-name="P14">Коррекция происходит в несколько этапов:</text:p>
      <text:p text:style-name="P14"><text:tab/>1. Нахождение направления обучения.</text:p>
      <text:p text:style-name="P22">Направление обучения влияет на знак того значения, на которое необходимо скорректировать веса персептрона</text:p>
      <text:p text:style-name="P23"><text:tab/>2. Нахождение значения коррекции</text:p>
      <text:p text:style-name="P22">Значение коррекции синаптического веса определяется по формуле … , где w<text:span text:style-name="T8">i</text:span> — синаптический вес, подвергаемый коррекции, x<text:span text:style-name="T8">i</text:span> — соответствующий сенсорный элемент, d — направление обучения, s — скорость обучения. </text:p>
      <text:p text:style-name="P23"><text:tab/>3. Применение этапа 2 для каждого синаптического веса персептрона</text:p>
      <text:p text:style-name="P23"><text:tab/>Скорость обучения s, <text:span text:style-name="T9">влияет на то, на сколько сильно скажется коррекция на синаптическом весе. Если подобрать её относительно небольшой, порядка 0.0001, — то время обучения увеличится, однако увеличится и точность нахождения ответа. Если же подобрать скорость обучения большой, порядка 0.1, то время обучения сократится, однако и точность нахождения ответа в данном случае будет ниже. Более подробную информацию о зависимости времени обучения от различных параметров можно получить в соответствующей части данной работы.</text:span></text:p>
      <text:p text:style-name="P45"><text:span text:style-name="T23">Математический аппарат персептрона. </text:span><text:span text:style-name="T24">Линейная регрессия</text:span></text:p>
      <text:p text:style-name="P7"><text:tab/>С математической точки зрения персептрон представляет собой уравнение гиперплоскости. Гиперплоскость — подпространство коразмерности (разности размерностей) 1. Например, для двухмерного пространства необходимо для одного входного параметра x определить один выходной параметр y. Тогда, уравнение персептрона: </text:p>
      <text:p text:style-name="P7">(вставить уравнение персептрона) </text:p>
      <text:p text:style-name="P7">примет вид: </text:p>
      <text:p text:style-name="P7">(вставить уравнение прямой)</text:p>
      <text:p text:style-name="P8"><text:tab/>Полученное уравнение является уравнением прямой, а прямая является гиперплоскостью <text:s/><text:span text:style-name="T16">для</text:span> двухмерного пространства. </text:p>
      <text:p text:style-name="P15"><text:tab/>Из того, что персептрон представляет собой уравнение гиперплоскости, следует, что данная гиперплоскость разделит пространство параметров на две части. Одна из частей будет принадлежать множеству верных ответов нейронной сети, а другая — нет. Именно с этим свойством персептрона связаны некоторые его ограничения. <text:span text:style-name="T17">Так, персептрон может определять 15 булевых бинарных функций — все, <text:s/>кроме исключающего или. Это связано с тем, что если отобразить таблицу истинности исключающего или, расположив по оси x — первый аргумент, по оси y — второй аргумент, и закрасив получившиеся точки чёрным или белым цветом в зависимости от ответа функции, а именно чёрному цвету соответствует -1, а белому — 1, то выснится, что разделить пространство аргументов одной гиперплоскостью невозможно. Однако, данное ограничение можно обойти, дополнив персептрон ещё двумя аналогичными персептронами. Это вытекает из того, что функцию исключающее или возможно выразить через конъюнкцию, дизъюнкцию и отрицание:</text:span></text:p>
      <text:p text:style-name="P16">(вставить формулу)</text:p>
      <text:p text:style-name="P16"><text:tab/>Отрицание реализуется при помощи синаптических весов, по этому для него дополнительные элементы не нужны. <text:span text:style-name="T18">Конъюнкцию и дизъюнкцию можно реализовать при помощи одного персептрона на каждую функцию. Получаем, что для реализации необходимо на вход персептрона дизъюнкции подать ответы персептронов с конъюнкцией и отрицанием, «связать их». Более наглядно это выглядит на следующей картинке:</text:span></text:p>
      <text:p text:style-name="P17">(вставить картинку)</text:p>
      <text:p text:style-name="P17"><text:soft-page-break/><text:tab/>Вследствии этого можно сделать вывод, что любая бинарная булева функция может быть представлена при помощи нейронной сетью, глубиной 2.</text:p>
      <text:p text:style-name="P17"><text:tab/>Из-за того, что в данной нейронной сети связаны между собой два и более персептрона — данная сеть называется двухслойным персептроном, где первым слоем являются персептроны конъюнкции, а вторым — персептрон дизъюнкции. Двухслойные, трёхслойные, и т. д. нейронные сети относят к классу многослойных. Данные сети сложны в своём обучении, и поэтому в данной курсовой работе не освещены. </text:p>
      <text:p text:style-name="P17"><text:tab/><text:span text:style-name="T19">Как уже известно, обучение персептрона — это процесс подбор синаптических весов. В математическом аппарате персептрона этот процесс носит название одномерной линейной регрессии. Линейная регрессия — модель восстановления зависимости между двумя или несколькими переменными. Регрессии называют в зависимости от максимальной степени независимой переменной, например одномерная, двумерная и т. д. </text:span></text:p>
      <text:p text:style-name="P18"><text:tab/>Рассмотрим далее одномерную регрессию <text:span text:style-name="T21">двух переменных, ввиду того, что её модель есть математическая модель персептрона</text:span>. Её модель определяется как:</text:p>
      <text:p text:style-name="P18">(формула)</text:p>
      <text:p text:style-name="P18">где y — зависимая переменная, x — независимая переменная, w<text:span text:style-name="T8">1</text:span><text:span text:style-name="T20"> и w</text:span><text:span text:style-name="T8">2</text:span><text:span text:style-name="T20"> <text:s/>составляют вектор w — искомый вектор параметров, и (эпсилон) — некоторая случайная величина.</text:span></text:p>
      <text:p text:style-name="P18"><text:span text:style-name="T20">Согласно методу наименьших квадратов, вектор w есть решение нормального уравнения:</text:span></text:p>
      <text:p text:style-name="P18"><text:span text:style-name="T20">(формула)</text:span></text:p>
      <text:p text:style-name="P18"><text:span text:style-name="T20">где y — вектор, состоящий из значений зависимой переменной, а столбцы матрицы A — подстановки значений свободной переменной. Матрица А имеет вид:</text:span></text:p>
      <text:p text:style-name="P18"><text:span text:style-name="T20">(формула)</text:span></text:p>
      <text:p text:style-name="P19"><text:span text:style-name="T20">Зависимая переменная восстанавливается по полученным весам и заданным значениям свободной переменной</text:span></text:p>
      <text:p text:style-name="P19"><text:span text:style-name="T20">(формула)</text:span></text:p>
      <text:p text:style-name="P19"><text:span text:style-name="T20">или же</text:span></text:p>
      <text:p text:style-name="P19"><text:span text:style-name="T20">(формула)</text:span></text:p>
      <text:p text:style-name="P42"><text:span text:style-name="T20"><text:tab/>В регрессионном анализе также применяются и регрессии более высших степеней. Это позволяет получать более точные зависимости (вставить рисунок). </text:span></text:p>
      <text:p text:style-name="P43">Реализация <text:span text:style-name="T26">алгоритмов персептрона</text:span></text:p>
      <text:p text:style-name="P24"><text:tab/>Для решения поставленной задачи был реализован класс perceptron, имеющий поля synapse, bias, limit, LearningSpeed.</text:p>
      <text:p text:style-name="P24"><text:tab/>Поле synapse отвечает за хранение синаптических весов. Поля limit и LearningSpead отвечают за хранение порога активации и скорости обучения соответственно. <text:span text:style-name="T27">Поле bias отвечает за отдельное хранение синаптического веса от всегда активированного сенсора. Его наличие связано с наличием свободного члена в формуле гиперплоскости.</text:span></text:p>
      <text:p text:style-name="P24"><text:tab/>Для возможностей решения задачи были реализованы следующие методы: <text:span text:style-name="T10">Amount, answer, learning, а также конструктор по умолчанию для класса perceptron. Далее приведены описания этих методов с их исходными кодами.</text:span></text:p>
      <text:p text:style-name="P24"><text:tab/><text:span text:style-name="T27">Конструктор по умолчанию содержит инициализацию нулями всех синаптических весов, и установки порога активации и скорости обучения. </text:span></text:p>
      <text:p text:style-name="P25"><text:tab/>Метод Amount выполняет роль ари<text:span text:style-name="T27">ф</text:span>метического элемента. Его реализация содержит нахождение суммы произведений синаптических весов и соответствующих им сенсорных элементов. </text:p>
      <text:p text:style-name="P25"><text:tab/>Метод answer реализует роль функции активации. Возвращает 1, если значение, найденное методом Amount больше порогового значения limit, и -1 в противном случае. </text:p>
      <text:p text:style-name="P26"><text:tab/>Метод learning выполняет алгоритм обучения персептрона (см. выше), в котором <text:span text:style-name="T11">формула </text:span></text:p>
      <text:p text:style-name="P26"><text:span text:style-name="T11">(*) </text:span></text:p>
      <text:p text:style-name="P26"><text:span text:style-name="T11">соответствует строке цикла.</text:span></text:p>
      <text:p text:style-name="P34">(строка цикла **)</text:p>
      <text:p text:style-name="P34">В этом случае алгоритм обучения персептрона выглядит следующим способом:</text:p>
      <text:p text:style-name="P34">1. Посчитать ответ персептрона answer для заданного сенсорного поля.</text:p>
      <text:p text:style-name="P34">2. Рассчитать направление обучения direction</text:p>
      <text:p text:style-name="P34">3. Скорректировать синаптический вес bias по формуле</text:p>
      <text:p text:style-name="P34">(формула)</text:p>
      <text:p text:style-name="P34">4. Скорректировать все оставшиеся синаптические веса по формуле</text:p>
      <text:p text:style-name="P34"><text:soft-page-break/>(формула)</text:p>
      <text:p text:style-name="P34">5. Повторить пункты 1-4, пока ответ персептрона не станет верным.</text:p>
      <text:p text:style-name="P27"><text:tab/>Также реализован класс сенсорного поля <text:span text:style-name="T26">sensor</text:span>. <text:span text:style-name="T26">Он состоит из сенсорного поля map, с разморами 5x3. Для работы класса был добавлен конструктор по умолчанию и методы CreateData и getSensor. Далее следует их описание с исходными кодами.</text:span></text:p>
      <text:p text:style-name="P27"><text:tab/><text:span text:style-name="T28">Конструктор по умолчанию класса sensor выполняет инициализацию нулями поля map. </text:span></text:p>
      <text:p text:style-name="P28"><text:tab/><text:span text:style-name="T28">Метод getSensor обеспечивает доступ к необходимому сенсору и используется в методах Amount и learning</text:span></text:p>
      <text:p text:style-name="P28"><text:span text:style-name="T28"><text:tab/>Метод CreateData составляет на поле map число в цифровом шрифте. Далее приведена часть исходного кода метода CreateData и результат её работы, в привычном нам виде. </text:span></text:p>
      <text:p text:style-name="P29"/>
      <text:p text:style-name="P30"><text:tab/></text:p>
      <text:p text:style-name="P46"><text:tab/><text:span text:style-name="T25">Реализация задачи</text:span></text:p>
      <text:p text:style-name="P35"><text:tab/>Программная реализация поставленной задачи содержит в себе использование представленных выше алгоритмов персептрона, а также <text:span text:style-name="T29">некоторую</text:span> оценку их производительности <text:span text:style-name="T29">и точности решения</text:span>.</text:p>
      <text:p text:style-name="P35"><text:tab/><text:span text:style-name="T29">В начале, при помощи конструкторов по умолчанию создаются объект класса sensor и массив, состоящий из элементов класса perceptron. Этот массив представляет собой единственный слой персептронов в данной программе. </text:span><text:s/></text:p>
      <text:p text:style-name="P36"><text:tab/><text:span text:style-name="T29">Далее происходит обучения персептронов на числах 0-9. Рассмотрим этот процесс более подробно. Сначала инициализируется время начала обучения, необходимое для его дальнейшего анализа. Далее идёт цикл, который пройдёт по числам 0-9. Во время его итераций будет происходить обучение сети на примере, соответствующем текущей итерации. Для этого вначале каждой итерации при помощи метода CreateData создаётся конфигурация сенсоров, соответствующая итерации. Далее проходит цикл обучения каждого персептрона на данном примере. При чём, если номер персептрона в массиве совпадает с номером текущей итерации, то необходимо получить положительный ответ от персептрона, соответствующий цифре 1. иначе необходим ответ -1, соответствующий негативному результату. Таким образом i-ый персептрон будет соответствовать i-ому числу. <text:tab/>После прохождения обучения фиксируется время его окончания и по формуле</text:span></text:p>
      <text:p text:style-name="P37">(формула)</text:p>
      <text:p text:style-name="P37">высчитывается время его выполнения. </text:p>
      <text:p text:style-name="P36"><text:span text:style-name="T30"><text:tab/>После этого для контроля точности проведённого обучения проводится тестирование сети на всей выборке. В ходе тестирования определяется точность классификации предоставленных образов. Тестирование проходит при помощи анализа ответа всех персептронов. В начале инициализируется нулями число верных и неверных ответов сети. После этого инициализируется цикл чисел 0-9. Далее формируется соответствующая итерации конфигурация поля синапсов. Затем, ответ всей сети помечается как -1, и неопределённость принимает значение true. Далее, в цикле, идёт поиск положительного ответа от какого-либо нейрона. Если такой ответ получен, то ответ всей сети помечается как номер персептрона давшего положительный ответ, а неопределённость переключается в положение false. Однако, если положительный ответ на текущий пример получается повторно, то неопределённость снова переключается в положение true. В зависимости от приведённых выше действий, если ответ </text:span><text:soft-page-break/><text:span text:style-name="T30">сети был верным и единственным, то он засчитывается как правильный. В ином случае ответ засчитывается как неверный. После выполнения всей тестирующей выборки проводится расчёт точности</text:span></text:p>
      <text:p text:style-name="P38">(код)</text:p>
      <text:p text:style-name="P29"><text:tab/>Также дополнительный интерес <text:span text:style-name="T30">для изучения</text:span> представляют значения синаптических весов. Для их получения реализован метод save в классе perceptron. Он сохраняет значения синаптических весов в соответствующих <text:span text:style-name="T30">текстовых</text:span> файлах <text:span text:style-name="T30">в папке Synapses</text:span>. Если их рассмотреть, то можно увидеть, что положительным весам соответствуют положительные сенсоры, и наоборот, отрицательным сенсорам соответствуют отрицательные веса. <text:span text:style-name="T12">Из этого следует вывод о том, что веса хранят информацию об обучающей выборке, при чём процесс запомниания и обработки обучающих материалов происходит не напрямую, а без непосредственного участия человека. </text:span></text:p>
      <text:p text:style-name="P29"/>
      <text:p text:style-name="P44">Анализ полученных данных</text:p>
      <text:p text:style-name="P39"><text:tab/>В ходе тестирования и изменения различных параметров в алгоритмах обучения персептрона были получены различные данные о времени выполнения и точности обучения. Это говорит о том, что алгоритм обучения нуждается в некоторой настройке его параметров. Проведём анализ зависимости времени и точности обучения от различных параметров <text:s/>и выявим оптимальные их значения.</text:p>
      <text:p text:style-name="P39"><text:tab/>В начале проанализируем влияние порога активации персептрона на время и точность обучения. Для этого <text:span text:style-name="T31">установим скорость обучения равной 0.01 и будем изменять порог активации. Проведём таким образов 10 измерений времени и точности для 10 различных порогов. Далее рассчитаем среднее среди полученных измерений и построим графики зависимостей. </text:span></text:p>
      <text:p text:style-name="P32">Данные для анализа:</text:p>
      <text:p text:style-name="P31">default limit = 10</text:p>
      <text:p text:style-name="P31">default LearningSpeed = 0.01</text:p>
      <text:p text:style-name="P31"/>
      <text:p text:style-name="P32">1) limit:</text:p>
      <text:p text:style-name="P32">limit <text:s/>LearningTime <text:tab/><text:tab/><text:tab/><text:tab/><text:tab/>accuracy</text:p>
      <text:p text:style-name="P32">1<text:tab/>48 54 53 51 51 70 50 57 50 50<text:tab/><text:tab/>70</text:p>
      <text:p text:style-name="P32">2<text:tab/>40 63 40 61 61 65 <text:span text:style-name="T13">59 60 63 55<text:tab/></text:span><text:tab/>100</text:p>
      <text:p text:style-name="P33">3<text:tab/>50 70 78 78 72 56 78 83 76 84</text:p>
      <text:p text:style-name="P33">5<text:tab/>129 104 98 129 106 108 111 68 101 109</text:p>
      <text:p text:style-name="P33">8<text:tab/>138 94 155 178 151 146 136 96 145 147</text:p>
      <text:p text:style-name="P33">10<text:tab/><text:span text:style-name="T14">115 184 211 115 115 184 115 116 116 115</text:span></text:p>
      <text:p text:style-name="P33">14<text:tab/><text:span text:style-name="T14">156 256 153 226 167 272 154 275 232 260</text:span></text:p>
      <text:p text:style-name="P31">20<text:tab/>157 253 227 237 243 287 232 184 152 234</text:p>
      <text:p text:style-name="P31">78<text:tab/>1166 801 786 1280 748 1264 748 767 1206 1127</text:p>
      <text:p text:style-name="P31">100<text:tab/>1489 1001 1093 1003 951 1350 973 973 1275 970</text:p>
      <text:p text:style-name="P31"><text:soft-page-break/><text:tab/><text:span text:style-name="T31">(Краткий анализ)</text:span></text:p>
      <text:p text:style-name="P31"/>
      <text:p text:style-name="P40"><text:tab/>Теперь проанализируем зависимость времени и точности обуечния от скорости обучения. Все измерения проведём описанным ранее способом. </text:p>
      <text:p text:style-name="P31">2)</text:p>
      <text:p text:style-name="P31">LearningSpeed<text:tab/>LearningTime <text:tab/>accuracy</text:p>
      <text:p text:style-name="P31">0.001<text:tab/><text:tab/><text:span text:style-name="T15">1523 1702 </text:span></text:p>
      <text:p text:style-name="P31">0.005</text:p>
      <text:p text:style-name="P31">0.01</text:p>
      <text:p text:style-name="P31">0.02</text:p>
      <text:p text:style-name="P31">0.05</text:p>
      <text:p text:style-name="P31">0.1</text:p>
      <text:p text:style-name="P31">0.2</text:p>
      <text:p text:style-name="P31">0.5</text:p>
      <text:p text:style-name="P31">1</text:p>
      <text:p text:style-name="P31">5</text:p>
      <text:p text:style-name="P40">(краткий анализ)</text:p>
      <text:p text:style-name="P40"><text:tab/>Из этого можно установить, что время и точность обучения прямопропоциональны порогу активации и обратнопропорциональны скорости обучения.</text:p>
      <text:p text:style-name="P40">(формула)</text:p>
      <text:p text:style-name="P41"><text:tab/>Теперь, после того, как зависимость выявлена, проанализируем изменение времени выполнения обучения от одновременного изменения данных параметров. </text:p>
      <text:p text:style-name="P41">LearningSpeed\li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sans-serif" svg:font-family="sans-serif"/>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ru" fo:country="R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0:26:33.347440514</meta:creation-date>
    <dc:date>2017-05-21T00:28:46.053961573</dc:date>
    <meta:editing-duration>PT1H1M16S</meta:editing-duration>
    <meta:editing-cycles>4</meta:editing-cycles>
    <meta:generator>LibreOffice/5.3.2.2$Linux_X86_64 LibreOffice_project/30m0$Build-2</meta:generator>
    <meta:document-statistic meta:table-count="0" meta:image-count="0" meta:object-count="0" meta:page-count="12" meta:paragraph-count="119" meta:word-count="2067" meta:character-count="15768" meta:non-whitespace-character-count="13690"/>
  </office:meta>
</office:document-meta>
</file>